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95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395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1_._5f_Installatie_5f_voorbereiden.C14" style:display-name="1._Installatie_voorbereiden.C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2_._5f_Installatie_5f_uitvoeren.B13" style:display-name="2._Installatie_uitvoeren.B13" style:family="table-cell">
      <style:table-cell-properties fo:padding="0.019cm" fo:border="none"/>
    </style:style>
    <style:style style:name="_32_._5f_Installatie_5f_uitvoeren.B14" style:display-name="2._Installatie_uitvoeren.B14" style:family="table-cell">
      <style:table-cell-properties fo:padding="0.019cm" fo:border="none"/>
    </style:style>
    <style:style style:name="_32_._5f_Installatie_5f_uitvoeren.B15" style:display-name="2._Installatie_uitvoeren.B15" style:family="table-cell">
      <style:table-cell-properties fo:padding="0.019cm" fo:border="none"/>
    </style:style>
    <style:style style:name="_32_._5f_Installatie_5f_uitvoeren.B16" style:display-name="2._Installatie_uitvoeren.B16" style:family="table-cell">
      <style:table-cell-properties fo:padding="0.019cm" fo:border="none"/>
    </style:style>
    <style:style style:name="_32_._5f_Installatie_5f_uitvoeren.B17" style:display-name="2._Installatie_uitvoeren.B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_33_._5f_Installatie_5f_afronden.B18" style:display-name="3._Installatie_afronden.B18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42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0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21" style:family="paragraph" style:parent-style-name="Footnote">
      <style:text-properties style:font-name="Liberation Sans" officeooo:paragraph-rsid="1001a61f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Standard">
      <style:text-properties officeooo:paragraph-rsid="0e2a40f4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4" style:family="paragraph" style:parent-style-name="Standard">
      <style:text-properties officeooo:paragraph-rsid="0fba5a4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8" style:family="paragraph" style:parent-style-name="Standard">
      <style:text-properties officeooo:paragraph-rsid="0fbbd67b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0" style:family="paragraph" style:parent-style-name="Standard">
      <style:text-properties officeooo:paragraph-rsid="0fc0c632"/>
    </style:style>
    <style:style style:name="P51" style:family="paragraph" style:parent-style-name="Standard">
      <style:text-properties officeooo:paragraph-rsid="0fc21b80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db91b2"/>
    </style:style>
    <style:style style:name="P55" style:family="paragraph" style:parent-style-name="Standard">
      <style:text-properties officeooo:rsid="0dde9a1c" officeooo:paragraph-rsid="0fdc081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7" style:family="paragraph" style:parent-style-name="Standard">
      <style:text-properties officeooo:paragraph-rsid="0fc35f88"/>
    </style:style>
    <style:style style:name="P58" style:family="paragraph" style:parent-style-name="Standard">
      <style:text-properties officeooo:paragraph-rsid="0fc380a1"/>
    </style:style>
    <style:style style:name="P59" style:family="paragraph" style:parent-style-name="Standard">
      <style:text-properties officeooo:paragraph-rsid="0fc8b815"/>
    </style:style>
    <style:style style:name="P60" style:family="paragraph" style:parent-style-name="Standard">
      <style:text-properties officeooo:paragraph-rsid="0fcaaa01"/>
    </style:style>
    <style:style style:name="P61" style:family="paragraph" style:parent-style-name="Standard">
      <style:text-properties officeooo:paragraph-rsid="0fce858d"/>
    </style:style>
    <style:style style:name="P62" style:family="paragraph" style:parent-style-name="Standard">
      <style:text-properties officeooo:paragraph-rsid="0f4adb30"/>
    </style:style>
    <style:style style:name="P63" style:family="paragraph" style:parent-style-name="Standard">
      <style:text-properties officeooo:paragraph-rsid="0fd0b68a"/>
    </style:style>
    <style:style style:name="P64" style:family="paragraph" style:parent-style-name="Standard">
      <style:text-properties officeooo:paragraph-rsid="0fdc0816"/>
    </style:style>
    <style:style style:name="P65" style:family="paragraph" style:parent-style-name="Standard">
      <style:text-properties officeooo:paragraph-rsid="0fd655f2"/>
    </style:style>
    <style:style style:name="P66" style:family="paragraph" style:parent-style-name="Standard">
      <style:text-properties officeooo:rsid="0fe7bc97" officeooo:paragraph-rsid="0fe7bc97"/>
    </style:style>
    <style:style style:name="P67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68" style:family="paragraph" style:parent-style-name="Standard">
      <style:text-properties officeooo:paragraph-rsid="0fef63a7"/>
    </style:style>
    <style:style style:name="P69" style:family="paragraph" style:parent-style-name="Standard">
      <style:text-properties officeooo:paragraph-rsid="0ff06808"/>
    </style:style>
    <style:style style:name="P70" style:family="paragraph" style:parent-style-name="Standard">
      <style:text-properties officeooo:paragraph-rsid="0ff0effa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76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e8bb90" style:font-size-asian="12pt" style:font-size-complex="12pt"/>
    </style:style>
    <style:style style:name="P87" style:family="paragraph" style:parent-style-name="Standard" style:list-style-name="L1">
      <style:paragraph-properties fo:break-before="page"/>
      <style:text-properties officeooo:paragraph-rsid="0fd655f2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1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93" style:family="paragraph" style:parent-style-name="Standard">
      <style:paragraph-properties fo:text-align="center" style:justify-single-word="false"/>
      <style:text-properties officeooo:rsid="0dde9a1c" officeooo:paragraph-rsid="0fdb91b2"/>
    </style:style>
    <style:style style:name="P94" style:family="paragraph" style:parent-style-name="Standard">
      <style:paragraph-properties fo:text-align="center" style:justify-single-word="false"/>
      <style:text-properties officeooo:paragraph-rsid="0cc50ec9"/>
    </style:style>
    <style:style style:name="P95" style:family="paragraph" style:parent-style-name="Standard">
      <style:paragraph-properties fo:text-align="center" style:justify-single-word="false"/>
      <style:text-properties officeooo:paragraph-rsid="0c8b5238"/>
    </style:style>
    <style:style style:name="P96" style:family="paragraph" style:parent-style-name="Standard">
      <style:paragraph-properties fo:text-align="center" style:justify-single-word="false"/>
      <style:text-properties officeooo:paragraph-rsid="0fc0c632"/>
    </style:style>
    <style:style style:name="P97" style:family="paragraph" style:parent-style-name="Standard">
      <style:paragraph-properties fo:text-align="center" style:justify-single-word="false"/>
      <style:text-properties officeooo:paragraph-rsid="0fef63a7"/>
    </style:style>
    <style:style style:name="P98" style:family="paragraph" style:parent-style-name="Standard">
      <style:paragraph-properties fo:text-align="center" style:justify-single-word="false"/>
      <style:text-properties officeooo:paragraph-rsid="0d1ec96e"/>
    </style:style>
    <style:style style:name="P99" style:family="paragraph" style:parent-style-name="Standard">
      <style:paragraph-properties fo:text-align="center" style:justify-single-word="false"/>
      <style:text-properties officeooo:paragraph-rsid="0fc21b80"/>
    </style:style>
    <style:style style:name="P100" style:family="paragraph" style:parent-style-name="Standard">
      <style:paragraph-properties fo:text-align="center" style:justify-single-word="false"/>
      <style:text-properties officeooo:paragraph-rsid="0ff397b4"/>
    </style:style>
    <style:style style:name="P101" style:family="paragraph" style:parent-style-name="Standard">
      <style:paragraph-properties fo:text-align="center" style:justify-single-word="false"/>
      <style:text-properties officeooo:paragraph-rsid="0fc35f88"/>
    </style:style>
    <style:style style:name="P102" style:family="paragraph" style:parent-style-name="Standard">
      <style:paragraph-properties fo:text-align="center" style:justify-single-word="false"/>
      <style:text-properties officeooo:paragraph-rsid="0e03342d"/>
    </style:style>
    <style:style style:name="P103" style:family="paragraph" style:parent-style-name="Standard">
      <style:paragraph-properties fo:text-align="center" style:justify-single-word="false"/>
      <style:text-properties officeooo:paragraph-rsid="0d8c21b9"/>
    </style:style>
    <style:style style:name="P104" style:family="paragraph" style:parent-style-name="Standard">
      <style:paragraph-properties fo:text-align="center" style:justify-single-word="false"/>
      <style:text-properties officeooo:paragraph-rsid="0fdc1b81"/>
    </style:style>
    <style:style style:name="P105" style:family="paragraph" style:parent-style-name="Standard">
      <style:paragraph-properties fo:text-align="center" style:justify-single-word="false"/>
      <style:text-properties officeooo:paragraph-rsid="0cc5fe5b"/>
    </style:style>
    <style:style style:name="P106" style:family="paragraph" style:parent-style-name="Standard">
      <style:paragraph-properties fo:text-align="center" style:justify-single-word="false"/>
      <style:text-properties officeooo:paragraph-rsid="0fe7bc97"/>
    </style:style>
    <style:style style:name="P107" style:family="paragraph" style:parent-style-name="Standard">
      <style:paragraph-properties fo:text-align="center" style:justify-single-word="false"/>
      <style:text-properties officeooo:paragraph-rsid="0e38fc62"/>
    </style:style>
    <style:style style:name="P108" style:family="paragraph" style:parent-style-name="Standard">
      <style:paragraph-properties fo:text-align="center" style:justify-single-word="false"/>
      <style:text-properties officeooo:paragraph-rsid="0e82f1b0"/>
    </style:style>
    <style:style style:name="P109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" style:family="text">
      <style:text-properties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" style:family="text">
      <style:text-properties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style:font-name="Liberation Sans" fo:font-size="12pt" fo:language="en" fo:country="GB" style:font-size-asian="12pt" style:font-size-complex="12pt"/>
    </style:style>
    <style:style style:name="T24" style:family="text">
      <style:text-properties style:font-name="Liberation Sans" fo:font-size="12pt" fo:language="en" fo:country="GB" officeooo:rsid="0d1ec96e" style:font-size-asian="12pt" style:font-size-complex="12pt"/>
    </style:style>
    <style:style style:name="T25" style:family="text">
      <style:text-properties style:font-name="Liberation Sans" fo:font-size="12pt" fo:language="en" fo:country="GB" officeooo:rsid="01657261" style:font-size-asian="12pt" style:font-size-complex="12pt"/>
    </style:style>
    <style:style style:name="T26" style:family="text">
      <style:text-properties style:font-name="Liberation Sans" fo:font-size="12pt" fo:language="en" fo:country="GB" officeooo:rsid="0ff397b4" style:font-size-asian="12pt" style:font-size-complex="12pt"/>
    </style:style>
    <style:style style:name="T27" style:family="text">
      <style:text-properties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8" style:family="text">
      <style:text-properties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9" style:family="text">
      <style:text-properties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30" style:family="text">
      <style:text-properties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31" style:family="text">
      <style:text-properties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font-name="Liberation Sans" fo:font-size="12pt" fo:language="en" fo:country="GB" officeooo:rsid="0f51b898"/>
    </style:style>
    <style:style style:name="T3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4" style:family="text">
      <style:text-properties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language-asian="nl" style:country-asian="NL"/>
    </style:style>
    <style:style style:name="T37" style:family="text">
      <style:text-properties officeooo:rsid="0fd4093d"/>
    </style:style>
    <style:style style:name="T38" style:family="text">
      <style:text-properties officeooo:rsid="02f99a6c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7ce8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8f0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ccb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20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11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1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font-size="10pt" style:font-size-asian="10pt" style:font-size-complex="10pt"/>
    </style:style>
    <style:style style:name="T26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75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84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85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86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87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88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808080" loext:opacity="10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92" style:family="text">
      <style:text-properties fo:color="#808080" loext:opacity="10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9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30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302" style:family="text">
      <style:text-properties style:text-line-through-style="none" style:text-line-through-type="none" style:font-name="Liberation Sans" style:text-underline-style="none" officeooo:rsid="0673d7fc"/>
    </style:style>
    <style:style style:name="T303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30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305" style:family="text">
      <style:text-properties style:text-line-through-style="none" style:text-line-through-type="none" style:font-name="Liberation Sans" style:text-underline-style="none" officeooo:rsid="0b0f3a36"/>
    </style:style>
    <style:style style:name="T306" style:family="text">
      <style:text-properties fo:language="en" fo:country="GB"/>
    </style:style>
    <style:style style:name="T307" style:family="text">
      <style:text-properties fo:language="en" fo:country="GB" officeooo:rsid="0e83c34e"/>
    </style:style>
    <style:style style:name="T30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9" style:family="text">
      <style:text-properties fo:language="en" fo:country="GB" officeooo:rsid="0f28d107"/>
    </style:style>
    <style:style style:name="T310" style:family="text">
      <style:text-properties fo:language="en" fo:country="GB" style:font-size-complex="12pt"/>
    </style:style>
    <style:style style:name="T311" style:family="text">
      <style:text-properties fo:language="en" fo:country="GB" officeooo:rsid="0f28d107" style:font-size-complex="12pt"/>
    </style:style>
    <style:style style:name="T31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size="8pt" style:font-size-asian="8pt" style:font-size-complex="8pt" loext:padding="0.049cm" loext:border="0.31pt solid #000000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officeooo:rsid="0fe2c54a" style:font-weight-asian="bold" style:font-weight-complex="bold"/>
    </style:style>
    <style:style style:name="T316" style:family="text">
      <style:text-properties fo:font-weight="bold" officeooo:rsid="0fe49cc7" style:font-weight-asian="bold" style:font-weight-complex="bold"/>
    </style:style>
    <style:style style:name="T317" style:family="text">
      <style:text-properties officeooo:rsid="0fe2c54a"/>
    </style:style>
    <style:style style:name="T318" style:family="text">
      <style:text-properties officeooo:rsid="0fed674a"/>
    </style:style>
    <style:style style:name="T319" style:family="text">
      <style:text-properties officeooo:rsid="0fed8b38"/>
    </style:style>
    <style:style style:name="T320" style:family="text">
      <style:text-properties style:font-name="Liberation Mono" fo:font-size="11pt" style:font-size-asian="11pt" style:font-size-complex="11pt"/>
    </style:style>
    <style:style style:name="T321" style:family="text">
      <style:text-properties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322" style:family="text">
      <style:text-properties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76"><text:span text:style-name="Strong_20_Emphasis"><text:span text:style-name="T185">Checklist for installing</text:span></text:span><text:span text:style-name="T223"> </text:span><text:span text:style-name="T223"><text:user-field-get text:name="Distro">Debian</text:user-field-get></text:span><text:span text:style-name="T224"><text:s/></text:span><text:span text:style-name="T224"><text:user-field-get text:name="Version">12</text:user-field-get></text:span><text:span text:style-name="Strong_20_Emphasis"><text:span text:style-name="T186"><text:s/></text:span></text:span><text:span text:style-name="Strong_20_Emphasis"><text:span text:style-name="T187">LTS</text:span></text:span><text:span text:style-name="T225"><text:note text:id="ftn1" text:note-class="footnote"><text:note-citation>1</text:note-citation><text:note-body><text:p text:style-name="P21"><text:span text:style-name="T212">L</text:span><text:span text:style-name="T213">TS stands for Long-Term Support, and this </text:span><text:span text:style-name="T220">June</text:span><text:span text:style-name="T214"> </text:span><text:span text:style-name="Strong_20_Emphasis"><text:span text:style-name="T141"><text:user-field-get text:name="Releaseyear">2023</text:user-field-get></text:span></text:span><text:span text:style-name="T216"><text:s/></text:span><text:span text:style-name="T221"><text:user-field-get text:name="Distro">Debian</text:user-field-get></text:span><text:span text:style-name="T222"><text:s/></text:span><text:span text:style-name="T222"><text:user-field-get text:name="Version">12</text:user-field-get></text:span><text:span text:style-name="Strong_20_Emphasis"><text:span text:style-name="T188"><text:s/></text:span></text:span><text:span text:style-name="T214">LTS </text:span><text:span text:style-name="T215">(</text:span><text:span text:style-name="T213">codenamed</text:span><text:span text:style-name="T215"> </text:span><text:span text:style-name="T219">bookworm</text:span><text:span text:style-name="T215">) </text:span><text:span text:style-name="T213">will be </text:span><text:span text:style-name="T218">supported</text:span><text:span text:style-name="T213"> for five years until </text:span><text:span text:style-name="T220">June</text:span><text:span text:style-name="T214"> </text:span><text:span text:style-name="T212">202</text:span><text:span text:style-name="T220">8</text:span><text:span text:style-name="T217">.</text:span></text:p></text:note-body></text:note></text:span><text:span text:style-name="T226"> </text:span><text:span text:style-name="T226"><text:user-field-get text:name="Edition">desktop</text:user-field-get></text:span><text:span text:style-name="T227">.</text:span></text:p>
      <text:p text:style-name="P7"/>
      <text:p text:style-name="P44"><text:span text:style-name="T49">Visit </text:span><text:a xlink:type="simple" xlink:href="https://karelzimmer.nl/" text:style-name="Internet_20_link" text:visited-style-name="Visited_20_Internet_20_Link"><text:span text:style-name="Internet_20_link"><text:span text:style-name="T293">karelzimmer.nl</text:span></text:span></text:a><text:span text:style-name="T49"> for this and other Linux documents, scripts, and information.</text:span></text:p>
      <text:p text:style-name="P41"/>
      <text:p text:style-name="P20"><text:span text:style-name="T160">This is a fillable PDF with </text:span><text:span text:style-name="Strong_20_Emphasis"><text:span text:style-name="T55">te</text:span></text:span><text:span text:style-name="Strong_20_Emphasis"><text:span text:style-name="T57">x</text:span></text:span><text:span text:style-name="Strong_20_Emphasis"><text:span text:style-name="T55">t</text:span></text:span><text:span text:style-name="T160"> </text:span><text:span text:style-name="T161">a</text:span><text:span text:style-name="T160">n</text:span><text:span text:style-name="T161">d</text:span><text:span text:style-name="Strong_20_Emphasis"><text:span text:style-name="T56"> </text:span></text:span><text:span text:style-name="Strong_20_Emphasis"><text:span text:style-name="T95"><draw:control text:anchor-type="as-char" draw:z-index="12" draw:name="Vorm3_ 1" draw:style-name="gr1" draw:text-style-name="P110" svg:width="0.35cm" svg:height="0.35cm" draw:control="control13"/></text:span></text:span><text:span text:style-name="T160"><text:s/>checkboxes; printing is not necessary.</text:span></text:p>
      <text:p text:style-name="P35"/>
      <text:p text:style-name="P45"><text:span text:style-name="Definition"><text:span text:style-name="T308">user</text:span></text:span><text:span text:style-name="T237"><text:tab/><text:tab/></text:span><text:span text:style-name="T236"> <text:tab/><text:tab/><text:tab/></text:span><text:span text:style-name="T238"><draw:control text:anchor-type="as-char" svg:y="-0.429cm" draw:z-index="13" draw:name="Gebruiker 2" draw:style-name="gr2" draw:text-style-name="P111" svg:width="6.002cm" svg:height="0.6cm" draw:control="control14"><svg:title>Gebruiker</svg:title><svg:desc>Volledige naam, bijv. Jan Stek</svg:desc></draw:control></text:span><text:span text:style-name="T238"><text:tab/></text:span><text:span text:style-name="T239">[</text:span><text:span text:style-name="T230">na</text:span><text:span text:style-name="T231">me,</text:span><text:span text:style-name="T230"> </text:span><text:span text:style-name="T231">e.g.</text:span><text:span text:style-name="T230"> </text:span><text:span text:style-name="T232">J</text:span><text:span text:style-name="T240">a</text:span><text:span text:style-name="T232">n </text:span><text:span text:style-name="T240">Jansen</text:span><text:span text:style-name="T241">]</text:span></text:p>
      <text:p text:style-name="P48"><text:span text:style-name="Definition"><text:span text:style-name="T229">USER</text:span></text:span><text:span text:style-name="Definition"><text:span text:style-name="T306">na</text:span></text:span><text:span text:style-name="Definition"><text:span text:style-name="T309">me</text:span></text:span><text:span text:style-name="T228"><text:tab/><text:tab/><text:tab/></text:span><text:span text:style-name="T228"><draw:control text:anchor-type="as-char" svg:y="-0.429cm" draw:z-index="14" draw:name="Gberuikersnaam 2" draw:style-name="gr2" draw:text-style-name="P111" svg:width="6.002cm" svg:height="0.6cm" draw:control="control15"><svg:title>Gebruikersnaam</svg:title><svg:desc>Korte naam, bijv. jan</svg:desc></draw:control></text:span><text:span text:style-name="T22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89">j</text:span><text:span text:style-name="T190">a</text:span><text:span text:style-name="T189">n</text:span><text:span text:style-name="T191">]</text:span></text:p>
      <text:p text:style-name="P45"><text:span text:style-name="Definition"><text:span text:style-name="T306">COMPUTERNA</text:span></text:span><text:span text:style-name="Definition"><text:span text:style-name="T309">me</text:span></text:span><text:span text:style-name="T242"><text:tab/></text:span><text:span text:style-name="T306"><draw:control text:anchor-type="as-char" svg:y="-0.429cm" draw:z-index="15" draw:name="Computernaam 1" draw:style-name="gr2" draw:text-style-name="P111" svg:width="6.002cm" svg:height="0.6cm" draw:control="control16"><svg:title>Computernaam</svg:title><svg:desc>Unieke naam van de computer</svg:desc></draw:control></text:span><text:span text:style-name="T306"><text:tab/></text:span><text:span text:style-name="T246">[</text:span><text:span text:style-name="T243">na</text:span><text:span text:style-name="T247">me of the</text:span><text:span text:style-name="T243"> compute</text:span><text:span text:style-name="T244">r, </text:span><text:span text:style-name="T247">e.g.</text:span><text:span text:style-name="T248"> </text:span><text:span text:style-name="T249">pc02</text:span><text:span text:style-name="T246">]</text:span></text:p>
      <text:p text:style-name="P45"><text:span text:style-name="Definition"><text:span text:style-name="T306">START</text:span></text:span><text:span text:style-name="Definition"><text:span text:style-name="T309">up</text:span></text:span><text:span text:style-name="Definition"><text:span text:style-name="T306">MEnU</text:span></text:span><text:span text:style-name="T238"><text:tab/><text:tab/></text:span><text:span text:style-name="T238"><draw:control text:anchor-type="as-char" svg:y="-0.429cm" draw:z-index="16" draw:name="Opstartmenu 1" draw:style-name="gr2" draw:text-style-name="P111" svg:width="6.002cm" svg:height="0.6cm" draw:control="control17"><svg:title>Opstartmenu</svg:title><svg:desc>Toets voor het opstartmenu ("bootmenu")</svg:desc></draw:control></text:span><text:span text:style-name="T238"><text:tab/></text:span><text:span text:style-name="T246">[</text:span><text:span text:style-name="T243">key for the bootable medium</text:span><text:span text:style-name="T250">]</text:span></text:p>
      <text:p text:style-name="P45"><text:span text:style-name="Definition"><text:span text:style-name="T245">SETTINGS</text:span></text:span><text:span text:style-name="T245"> <text:tab/><text:tab/><text:tab/></text:span><text:span text:style-name="T245"><draw:control text:anchor-type="as-char" svg:y="-0.429cm" draw:z-index="17" draw:name="Instellingen 1" draw:style-name="gr2" draw:text-style-name="P111" svg:width="6.002cm" svg:height="0.6cm" draw:control="control18"><svg:title>Instellingen</svg:title><svg:desc>Toets voor het BIOS/UEFI-scherm ("setup")</svg:desc></draw:control></text:span><text:span text:style-name="T245"><text:tab/></text:span><text:span text:style-name="T246">[</text:span><text:span text:style-name="T243">key for the UEFI BIOS screen</text:span><text:span text:style-name="T246">]</text:span></text:p>
      <text:p text:style-name="P45"><text:span text:style-name="Definition"><text:span text:style-name="T252">USER2</text:span></text:span><text:span text:style-name="T251"><text:tab/></text:span><text:span text:style-name="T236"> <text:tab/><text:tab/><text:tab/></text:span><text:span text:style-name="T238"><draw:control text:anchor-type="as-char" svg:y="-0.429cm" draw:z-index="18" draw:name="Gebruiker 3" draw:style-name="gr2" draw:text-style-name="P111" svg:width="6.002cm" svg:height="0.6cm" draw:control="control19"><svg:title>Gebruiker</svg:title><svg:desc>Volledige naam, bijv. Jan Stek</svg:desc></draw:control></text:span><text:span text:style-name="T238"><text:tab/></text:span><text:span text:style-name="T239">[</text:span><text:span text:style-name="T230">na</text:span><text:span text:style-name="T233">me</text:span><text:span text:style-name="T230"> possibly</text:span><text:span text:style-name="T234"> 2</text:span><text:span text:style-name="T263">nd</text:span><text:span text:style-name="T234"> USER</text:span><text:span text:style-name="T235">]</text:span></text:p>
      <text:p text:style-name="P48"><text:span text:style-name="Definition"><text:span text:style-name="T252">USERN</text:span></text:span><text:span text:style-name="Definition"><text:span text:style-name="T253">a</text:span></text:span><text:span text:style-name="Definition"><text:span text:style-name="T254">me</text:span></text:span><text:span text:style-name="Definition"><text:span text:style-name="T252">2</text:span></text:span><text:span text:style-name="Definition"><text:span text:style-name="T259"><text:tab/><text:tab/></text:span></text:span><text:span text:style-name="T228"><draw:control text:anchor-type="as-char" svg:y="-0.429cm" draw:z-index="19" draw:name="Gberuikersnaam 3" draw:style-name="gr2" draw:text-style-name="P111" svg:width="6.002cm" svg:height="0.6cm" draw:control="control20"><svg:title>Gebruikersnaam</svg:title><svg:desc>Korte naam, bijv. jan</svg:desc></draw:control></text:span><text:span text:style-name="T228"><text:tab/></text:span><text:span text:style-name="T256">[</text:span><text:span text:style-name="T257">user</text:span><text:span text:style-name="T255"> na</text:span><text:span text:style-name="T258">me</text:span><text:span text:style-name="T260"> possibly</text:span><text:span text:style-name="T261"> 2</text:span><text:span text:style-name="T264">nd</text:span><text:span text:style-name="T261"> USER</text:span><text:span text:style-name="T262">]</text:span></text:p>
      <text:p text:style-name="P45"><text:span text:style-name="T192">Replace the </text:span><text:span text:style-name="T204">underlined</text:span><text:span text:style-name="T192"> words in this checklist with those in the </text:span><text:span text:style-name="Strong_20_Emphasis"><text:span text:style-name="T61">te</text:span></text:span><text:span text:style-name="Strong_20_Emphasis"><text:span text:style-name="T81">x</text:span></text:span><text:span text:style-name="Strong_20_Emphasis"><text:span text:style-name="T61">t </text:span></text:span><text:span text:style-name="Strong_20_Emphasis"><text:span text:style-name="T81">box</text:span></text:span><text:span text:style-name="T192">.</text:span></text:p>
      <text:p text:style-name="P4"/>
      <text:p text:style-name="P4"/>
      <text:p text:style-name="P46"><text:span text:style-name="T200">Not yet on Linux?</text:span><text:span text:style-name="T193"><text:tab/></text:span><text:span text:style-name="T198"><text:tab/></text:span><text:span text:style-name="T199">Use</text:span><text:span text:style-name="T194"> </text:span><text:span text:style-name="Strong_20_Emphasis"><text:span text:style-name="T202">Checklist m</text:span></text:span><text:span text:style-name="Strong_20_Emphasis"><text:span text:style-name="T203">oving</text:span></text:span><text:span text:style-name="T194"> o</text:span><text:span text:style-name="T197">n</text:span><text:span text:style-name="T194">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195"> </text:span><text:span text:style-name="T197">u</text:span><text:span text:style-name="T195">nder </text:span><text:span text:style-name="T201">Linux</text:span><text:span text:style-name="T196">.</text:span></text:p>
      <text:p text:style-name="P40"><text:span text:style-name="T300">New installation?</text:span><text:span text:style-name="T302"><text:tab/></text:span><text:span text:style-name="T303"></text:span><text:span text:style-name="T304"><text:tab/>Start at chapter </text:span><text:span text:style-name="T301"><text:bookmark-ref text:reference-format="page" text:ref-name="__RefNumPara__4009_12717081281">2</text:bookmark-ref></text:span><text:span text:style-name="T301"><text:s/></text:span><text:span text:style-name="T301"><text:bookmark-ref text:reference-format="text" text:ref-name="__RefNumPara__4009_12717081281">Perform installation</text:bookmark-ref></text:span><text:span text:style-name="T305">.</text:span></text:p>
      <text:p text:style-name="P42"/>
      <text:p text:style-name="P45"><text:span text:style-name="Strong_20_Emphasis"><text:span text:style-name="T52"/></text:span></text:p>
      <text:list xml:id="list656514936" text:style-name="L1">
        <text:list-item>
          <text:p text:style-name="P88"><text:bookmark-start text:name="__RefNumPara__4083_1271708128"/>Preparing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 table:number-columns-repeated="2"/>
        <table:table-column table:style-name="_31_._5f_Installatie_5f_voorbereiden.C"/>
        <table:table-row table:style-name="_31_._5f_Installatie_5f_voorbereiden.1">
          <table:table-cell table:style-name="_31_._5f_Installatie_5f_voorbereiden.A1" office:value-type="string">
            <text:p text:style-name="P94"><text:span text:style-name="Strong_20_Emphasis"><text:span text:style-name="T96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C1" office:value-type="string">
            <text:p text:style-name="P49"><text:span text:style-name="Strong_20_Emphasis"><text:span text:style-name="T58">Log in as </text:span></text:span><text:span text:style-name="Definition"><text:span text:style-name="T19">USER</text:span></text:span><text:span text:style-name="Definition"><text:span text:style-name="T33"><text:note text:id="ftn2" text:note-class="footnote"><text:note-citation>2</text:note-citation><text:note-body><text:p text:style-name="P31"><text:span text:style-name="User_20_Entry"><text:span text:style-name="T150">Login any additional </text:span></text:span><text:span text:style-name="Definition"><text:span text:style-name="T267">USER</text:span></text:span><text:span text:style-name="User_20_Entry"><text:span text:style-name="T151">s</text:span></text:span><text:span text:style-name="User_20_Entry"><text:span text:style-name="T159"> </text:span></text:span><text:span text:style-name="User_20_Entry"><text:span text:style-name="T150">and follow the same steps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95"><text:span text:style-name="Strong_20_Emphasis"><text:span text:style-name="T62"><text:s/></text:span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C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94"><text:span text:style-name="Strong_20_Emphasis"><text:span text:style-name="T96"><draw:control text:anchor-type="as-char" draw:z-index="7" draw:name="Vorm4" draw:style-name="gr1" draw:text-style-name="P11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C3" office:value-type="string">
            <text:p text:style-name="P50"><text:span text:style-name="Strong_20_Emphasis"><text:span text:style-name="T62">Install </text:span></text:span><text:span text:style-name="Strong_20_Emphasis"><text:span text:style-name="T64">pa</text:span></text:span><text:span text:style-name="Strong_20_Emphasis"><text:span text:style-name="T82">ckage</text:span></text:span><text:span text:style-name="Strong_20_Emphasis"><text:span text:style-name="T64"> kz</text:span></text:span><text:span text:style-name="Strong_20_Emphasis"><text:span text:style-name="T64"><text:note text:id="ftn3" text:note-class="footnote"><text:note-citation>3</text:note-citation><text:note-body><text:p text:style-name="P33"><text:span text:style-name="T30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T307">) for installing and managing Debian and Debian based systems like Ubuntu.</text:span></text:p></text:note-body></text:note></text:span></text:span><text:span text:style-name="Strong_20_Emphasis"><text:span text:style-name="T64">:</text:span></text:span></text:p>
          </table:table-cell>
        </table:table-row>
        <table:table-row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7"/>
          </table:table-cell>
          <table:table-cell table:style-name="_31_._5f_Installatie_5f_voorbereiden.C4" office:value-type="string">
            <text:p text:style-name="P68"><text:span text:style-name="Strong_20_Emphasis"><text:span text:style-name="T90">P</text:span></text:span><text:span text:style-name="Strong_20_Emphasis"><text:span text:style-name="T64">ress the </text:span></text:span><text:span text:style-name="Strong_20_Emphasis"><text:span text:style-name="T69">Super</text:span></text:span><text:span text:style-name="Strong_20_Emphasis"><text:span text:style-name="T60"> </text:span></text:span><text:span text:style-name="Strong_20_Emphasis"><text:span text:style-name="T83">key</text:span></text:span><text:span text:style-name="Strong_20_Emphasis"><text:span text:style-name="T39"><text:note text:id="ftn4" text:note-class="footnote"><text:note-citation>4</text:note-citation><text:note-body><text:p text:style-name="P2">The <text:span text:style-name="T313">Super</text:span> key is the Windows key, Command key (Apple), or Magnifier key<text:span text:style-name="T208"> </text:span><text:span text:style-name="T209">(Chromebook)</text:span><text:span text:style-name="T208">.</text:span></text:p></text:note-body></text:note></text:span></text:span><text:span text:style-name="Strong_20_Emphasis"><text:span text:style-name="T67">, </text:span></text:span><text:span text:style-name="Strong_20_Emphasis"><text:span text:style-name="T70">type</text:span></text:span><text:span text:style-name="Strong_20_Emphasis"><text:span text:style-name="T71">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72"> </text:span></text:span><text:span text:style-name="Strong_20_Emphasis"><text:span text:style-name="T84">and click the </text:span></text:span><text:span text:style-name="Strong_20_Emphasis"><text:span text:style-name="T108">Terminal</text:span></text:span><text:span text:style-name="Strong_20_Emphasis"><text:span text:style-name="T84"> icon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9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99"/>
          </table:table-cell>
          <table:table-cell table:style-name="_31_._5f_Installatie_5f_voorbereiden.C5" office:value-type="string">
            <text:p text:style-name="P51"><text:span text:style-name="Strong_20_Emphasis"><text:span text:style-name="T65">Type, or copy and paste, these t</text:span></text:span><text:span text:style-name="Strong_20_Emphasis"><text:span text:style-name="T85">hree</text:span></text:span><text:span text:style-name="Strong_20_Emphasis"><text:span text:style-name="T65"> commands, each followed by the</text:span></text:span><text:span text:style-name="Strong_20_Emphasis"><text:span text:style-name="T72"> </text:span></text:span><text:span text:style-name="Strong_20_Emphasis"><text:span text:style-name="T66">Enter</text:span></text:span><text:span text:style-name="Strong_20_Emphasis"><text:span text:style-name="T65"> key:</text:span></text:span></text:p>
          </table:table-cell>
        </table:table-row>
        <table:table-row>
          <table:table-cell table:style-name="_31_._5f_Installatie_5f_voorbereiden.A1" office:value-type="string">
            <text:p text:style-name="P98"/>
          </table:table-cell>
          <table:table-cell table:style-name="_31_._5f_Installatie_5f_voorbereiden.A1" office:value-type="string">
            <text:p text:style-name="P100"/>
          </table:table-cell>
          <table:table-cell table:style-name="_31_._5f_Installatie_5f_voorbereiden.C6" office:value-type="string">
            <text:p text:style-name="P71"><text:span text:style-name="User_20_Entry"><text:span text:style-name="T162">sudo</text:span></text:span><text:span text:style-name="User_20_Entry"><text:span text:style-name="T163"> </text:span></text:span><text:span text:style-name="User_20_Entry"><text:span text:style-name="T16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98"/>
          </table:table-cell>
          <table:table-cell table:style-name="_31_._5f_Installatie_5f_voorbereiden.A1" office:value-type="string">
            <text:p text:style-name="P100"/>
          </table:table-cell>
          <table:table-cell table:style-name="_31_._5f_Installatie_5f_voorbereiden.C7" office:value-type="string">
            <text:p text:style-name="P71"><text:span text:style-name="User_20_Entry"><text:span text:style-name="T163">wget karelzimmer.nl/</text:span></text:span><text:span text:style-name="User_20_Entry"><text:span text:style-name="T164">kz</text:span></text:span></text:p>
          </table:table-cell>
        </table:table-row>
        <table:table-row>
          <table:table-cell table:style-name="_31_._5f_Installatie_5f_voorbereiden.A1" office:value-type="string">
            <text:p text:style-name="P98"/>
          </table:table-cell>
          <table:table-cell table:style-name="_31_._5f_Installatie_5f_voorbereiden.A1" office:value-type="string">
            <text:p text:style-name="P100"/>
          </table:table-cell>
          <table:table-cell table:style-name="_31_._5f_Installatie_5f_voorbereiden.C8" office:value-type="string">
            <text:p text:style-name="P71"><text:span text:style-name="User_20_Entry"><text:span text:style-name="T163">bash </text:span></text:span><text:span text:style-name="User_20_Entry"><text:span text:style-name="T164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C9" office:value-type="string">
            <text:p text:style-name="P52"><text:span text:style-name="Strong_20_Emphasis"><text:span text:style-name="T7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C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94"><text:span text:style-name="Strong_20_Emphasis"><text:span text:style-name="T96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101"/>
          </table:table-cell>
          <table:table-cell table:style-name="_31_._5f_Installatie_5f_voorbereiden.C11" office:value-type="string">
            <text:p text:style-name="P57"><text:span text:style-name="Strong_20_Emphasis"><text:span text:style-name="T6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7"/>
          </table:table-cell>
          <table:table-cell table:style-name="_31_._5f_Installatie_5f_voorbereiden.C12" office:value-type="string">
            <text:p text:style-name="P68"><text:span text:style-name="Strong_20_Emphasis"><text:span text:style-name="T90">P</text:span></text:span><text:span text:style-name="Strong_20_Emphasis"><text:span text:style-name="T67">ress the</text:span></text:span><text:span text:style-name="Strong_20_Emphasis"><text:span text:style-name="T68"> </text:span></text:span><text:span text:style-name="Strong_20_Emphasis"><text:span text:style-name="T69">Super</text:span></text:span><text:span text:style-name="Strong_20_Emphasis"><text:span text:style-name="T67"> key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67">, type </text:span></text:span><text:span text:style-name="Strong_20_Emphasis"><text:span text:style-name="T110">menu</text:span></text:span><text:span text:style-name="Strong_20_Emphasis"><text:span text:style-name="T67"> and click the </text:span></text:span><text:span text:style-name="Strong_20_Emphasis"><text:span text:style-name="T166">Install</text:span></text:span><text:span text:style-name="Strong_20_Emphasis"><text:span text:style-name="T167">ation</text:span></text:span><text:span text:style-name="Strong_20_Emphasis"><text:span text:style-name="T166"> menu</text:span></text:span><text:span text:style-name="Strong_20_Emphasis"><text:span text:style-name="T67"> icon.</text:span></text:span></text:p>
          </table:table-cell>
        </table:table-row>
        <table:table-row>
          <table:table-cell table:style-name="_31_._5f_Installatie_5f_voorbereiden.A1" office:value-type="string">
            <text:p text:style-name="P94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101"/>
          </table:table-cell>
          <table:table-cell table:style-name="_31_._5f_Installatie_5f_voorbereiden.C13" office:value-type="string">
            <text:p text:style-name="P57"><text:span text:style-name="Strong_20_Emphasis"><text:span text:style-name="T74">Select </text:span></text:span><text:span text:style-name="Strong_20_Emphasis"><text:span text:style-name="T111">1 Prepar</text:span></text:span><text:span text:style-name="Strong_20_Emphasis"><text:span text:style-name="T115">e<text:tab/></text:span></text:span><text:span text:style-name="Strong_20_Emphasis"><text:span text:style-name="T111"> installation</text:span></text:span><text:span text:style-name="Strong_20_Emphasis"><text:span text:style-name="T74"> and </text:span></text:span><text:span text:style-name="Strong_20_Emphasis"><text:span text:style-name="T89">click </text:span></text:span><text:span text:style-name="Strong_20_Emphasis"><text:span text:style-name="T114">Continue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C14" office:value-type="string">
            <text:p text:style-name="P54"><text:span text:style-name="Strong_20_Emphasis"><text:span text:style-name="T73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125705306072499" text:continue-numbering="true" text:style-name="L1">
        <text:list-item>
          <text:p text:style-name="P87"><text:bookmark-start text:name="__RefNumPara__4009_12717081281"/><text:span text:style-name="Strong_20_Emphasis"><text:span text:style-name="T205">Perform installation</text:span></text:span><text:bookmark-end text:name="__RefNumPara__4009_12717081281"/></text:p>
        </text:list-item>
      </text:list>
      <text:p text:style-name="P65"><text:span text:style-name="Strong_20_Emphasis"><text:span text:style-name="T20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94"><text:span text:style-name="Strong_20_Emphasis"><text:span text:style-name="T96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58"><text:span text:style-name="T206">Boot the computer from an </text:span><text:span text:style-name="T178"><text:user-field-get text:name="Distro">Debian</text:user-field-get></text:span><text:span text:style-name="T179"><text:s/></text:span><text:span text:style-name="T179"><text:user-field-get text:name="Version">12</text:user-field-get></text:span><text:span text:style-name="Strong_20_Emphasis"><text:span text:style-name="T180"><text:s/></text:span></text:span><text:span text:style-name="T207">Live</text:span><text:span text:style-name="T129"><text:note text:id="ftn5" text:note-class="footnote"><text:note-citation>1</text:note-citation><text:note-body><text:p text:style-name="P6"><text:span text:style-name="T265">From a Live USB stick (or DVD) you can boot and work with</text:span> <text:span text:style-name="T210"><text:user-field-get text:name="Distro">Debian</text:user-field-get></text:span><text:span text:style-name="T211"><text:s/>without installing it</text:span>.</text:p></text:note-body></text:note></text:span><text:span text:style-name="T128"> USB stick</text:span><text:span text:style-name="T130"><text:note text:id="ftn6" text:note-class="footnote"><text:note-citation>2</text:note-citation><text:note-body><text:p text:style-name="P34"><text:span text:style-name="Strong_20_Emphasis"><text:span text:style-name="T145">Download a CD image file (.iso) from</text:span></text:span><text:span text:style-name="Strong_20_Emphasis"><text:span text:style-name="T143"> </text:span></text:span><text:a xlink:type="simple" xlink:href="https://www.debian.org/CD/live/" text:style-name="Internet_20_link" text:visited-style-name="Visited_20_Internet_20_Link"><text:span text:style-name="Strong_20_Emphasis"><text:span text:style-name="T268">debian.org/cd/live</text:span></text:span></text:a><text:span text:style-name="Strong_20_Emphasis"><text:span text:style-name="T143">, </text:span></text:span><text:span text:style-name="Strong_20_Emphasis"><text:span text:style-name="T149">under </text:span></text:span><text:span text:style-name="Strong_20_Emphasis"><text:span text:style-name="T158">DVD/USB</text:span></text:span><text:span text:style-name="Strong_20_Emphasis"><text:span text:style-name="T143"> click </text:span></text:span><text:span text:style-name="Strong_20_Emphasis"><text:span text:style-name="T149">on </text:span></text:span><text:span text:style-name="Strong_20_Emphasis"><text:span text:style-name="T158">amd64</text:span></text:span><text:span text:style-name="Strong_20_Emphasis"><text:span text:style-name="T149">.</text:span></text:span><text:span text:style-name="Strong_20_Emphasis"><text:span text:style-name="T143"><text:line-break/></text:span></text:span><text:span text:style-name="Strong_20_Emphasis"><text:span text:style-name="T146">Click on</text:span></text:span><text:span text:style-name="Strong_20_Emphasis"><text:span text:style-name="T144"> </text:span></text:span><text:span text:style-name="T152">debian-live-1</text:span><text:span text:style-name="T158">2</text:span><text:span text:style-name="T152">...</text:span><text:span text:style-name="T153">-</text:span><text:span text:style-name="T152">amd-64-</text:span><text:span text:style-name="T153">gnome</text:span><text:span text:style-name="T154">.iso</text:span><text:span text:style-name="Strong_20_Emphasis"><text:span text:style-name="T142">.<text:line-break/></text:span></text:span><text:span text:style-name="Strong_20_Emphasis"><text:span text:style-name="T145">Insert a USB stick of at least 4 GB.<text:line-break/>Locate </text:span></text:span><text:span text:style-name="Strong_20_Emphasis"><text:span text:style-name="T155">disk</text:span></text:span><text:span text:style-name="Strong_20_Emphasis"><text:span text:style-name="T145"> and click the </text:span></text:span><text:span text:style-name="Strong_20_Emphasis"><text:span text:style-name="T156">Disks</text:span></text:span><text:span text:style-name="Strong_20_Emphasis"><text:span text:style-name="T145"> icon. Select the USB stick in the list of disks on the left and click </text:span></text:span><text:span text:style-name="Strong_20_Emphasis"><text:span text:style-name="T156">Disk </text:span></text:span><text:span text:style-name="Strong_20_Emphasis"><text:span text:style-name="T155">settings</text:span></text:span><text:span text:style-name="Strong_20_Emphasis"><text:span text:style-name="T145"> ⋮ (icon with the three dots) in the top right corner.</text:span></text:span></text:p><text:p text:style-name="P34"><text:span text:style-name="Strong_20_Emphasis"><text:span text:style-name="T145"><text:tab/>Choose </text:span></text:span><text:span text:style-name="Strong_20_Emphasis"><text:span text:style-name="T156">Restore Disk Image</text:span></text:span><text:span text:style-name="Strong_20_Emphasis"><text:span text:style-name="T145"> and select the CD image file (.iso) you just downloaded.</text:span></text:span></text:p><text:p text:style-name="P34"><text:span text:style-name="Strong_20_Emphasis"><text:span text:style-name="T147"><text:tab/>Click </text:span></text:span><text:span text:style-name="Strong_20_Emphasis"><text:span text:style-name="T157">Start Restore</text:span></text:span><text:span text:style-name="Strong_20_Emphasis"><text:span text:style-name="T147">, and then click </text:span></text:span><text:span text:style-name="Strong_20_Emphasis"><text:span text:style-name="T157">Restore</text:span></text:span><text:span text:style-name="Strong_20_Emphasis"><text:span text:style-name="T147">.</text:span></text:span></text:p><text:p text:style-name="P34"><text:span text:style-name="Strong_20_Emphasis"><text:span text:style-name="T147"><text:tab/>Or use the </text:span></text:span><text:span text:style-name="Strong_20_Emphasis"><text:span text:style-name="T157">Etcher</text:span></text:span><text:span text:style-name="Strong_20_Emphasis"><text:span text:style-name="T147"> program </text:span></text:span><text:span text:style-name="Strong_20_Emphasis"><text:span text:style-name="T148">(</text:span></text:span><text:a xlink:type="simple" xlink:href="https://www.balena.io/etcher/" text:style-name="Internet_20_link" text:visited-style-name="Visited_20_Internet_20_Link"><text:span text:style-name="Strong_20_Emphasis"><text:span text:style-name="T269">etcher.io</text:span></text:span></text:a><text:span text:style-name="Strong_20_Emphasis"><text:span text:style-name="T148">) </text:span></text:span><text:span text:style-name="Strong_20_Emphasis"><text:span text:style-name="T147">available for Windows, macOS, and Linux.</text:span></text:span></text:p></text:note-body></text:note></text:span><text:span text:style-name="T128"> </text:span><text:span text:style-name="T131">o</text:span><text:span text:style-name="T133">r</text:span><text:span text:style-name="T131"> </text:span><text:span text:style-name="T133">DVD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B1" office:value-type="string">
            <text:p text:style-name="P69"><text:span text:style-name="T134">S</text:span><text:span text:style-name="T135">tart up</text:span><text:span text:style-name="T128">/boot menu via </text:span><text:span text:style-name="Definition"><text:span text:style-name="T310">START</text:span></text:span><text:span text:style-name="Definition"><text:span text:style-name="T311">up</text:span></text:span><text:span text:style-name="Definition"><text:span text:style-name="T310">MEnU</text:span></text:span><text:span text:style-name="T128"> </text:span><text:span text:style-name="T136">and </text:span><text:span text:style-name="T135">settings/</text:span><text:span text:style-name="T132">setup</text:span><text:span text:style-name="T128"> via </text:span><text:span text:style-name="Definition"><text:span text:style-name="T25">SETTINGS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B1" office:value-type="string">
            <text:p text:style-name="P14"><text:span text:style-name="Strong_20_Emphasis"><text:span text:style-name="T45">P</text:span></text:span><text:span text:style-name="Strong_20_Emphasis"><text:span text:style-name="T42">ress the</text:span></text:span><text:span text:style-name="Strong_20_Emphasis"><text:span text:style-name="T43"> </text:span></text:span><text:span text:style-name="Strong_20_Emphasis"><text:span text:style-name="T44">Enter</text:span></text:span><text:span text:style-name="Strong_20_Emphasis"><text:span text:style-name="T42"> key </text:span></text:span><text:span text:style-name="Strong_20_Emphasis"><text:span text:style-name="T138">(</text:span></text:span><text:span text:style-name="Strong_20_Emphasis"><text:span text:style-name="T139">Live </text:span></text:span><text:span text:style-name="Strong_20_Emphasis"><text:span text:style-name="T140">system (amd64)</text:span></text:span><text:span text:style-name="Strong_20_Emphasis"><text:span text:style-name="T138"> is </text:span></text:span><text:span text:style-name="Strong_20_Emphasis"><text:span text:style-name="T46">already selected</text:span></text:span><text:span text:style-name="Strong_20_Emphasis"><text:span text:style-name="T47">)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B1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02"><text:span text:style-name="Strong_20_Emphasis"><text:span text:style-name="T96"/></text:span></text:p>
          </table:table-cell>
          <table:table-cell table:style-name="_32_._5f_Installatie_5f_uitvoeren.B1" office:value-type="string">
            <text:p text:style-name="P52"><text:span text:style-name="Strong_20_Emphasis"><text:span text:style-name="T73">Follow the instructions on the </text:span></text:span><text:span text:style-name="Strong_20_Emphasis"><text:span text:style-name="T86">welcome screens</text:span></text:span><text:span text:style-name="Strong_20_Emphasis"><text:span text:style-name="T7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09"/>
          </table:table-cell>
          <table:table-cell table:style-name="_32_._5f_Installatie_5f_uitvoeren.B1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03"><text:span text:style-name="Strong_20_Emphasis"><text:span text:style-name="T96"><draw:control text:anchor-type="as-char" draw:z-index="9" draw:name="Vorm13_1" draw:style-name="gr1" draw:text-style-name="P110" svg:width="0.35cm" svg:height="0.35cm" draw:control="control10"/></text:span></text:span></text:p>
          </table:table-cell>
          <table:table-cell table:style-name="_32_._5f_Installatie_5f_uitvoeren.B1" office:value-type="string">
            <text:p text:style-name="P30"><text:span text:style-name="Strong_20_Emphasis"><text:span text:style-name="T50">Start the installation by clicking </text:span></text:span><text:span text:style-name="Strong_20_Emphasis"><text:span text:style-name="T116">Activities</text:span></text:span><text:span text:style-name="Strong_20_Emphasis"><text:span text:style-name="T50"> and clicking </text:span></text:span><text:span text:style-name="Strong_20_Emphasis"><text:span text:style-name="T116">Install Debian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103"/>
          </table:table-cell>
          <table:table-cell table:style-name="_32_._5f_Installatie_5f_uitvoeren.B1" office:value-type="string">
            <text:p text:style-name="P74">If asked, type password <text:span text:style-name="T320">live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B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B1" office:value-type="string">
            <text:p text:style-name="P17"><text:span text:style-name="Strong_20_Emphasis"><text:span text:style-name="T174">Follow the instructions on the </text:span></text:span><text:span text:style-name="Strong_20_Emphasis"><text:span text:style-name="T175">installation</text:span></text:span><text:span text:style-name="Strong_20_Emphasis"><text:span text:style-name="T176"> screens</text:span></text:span><text:span text:style-name="Strong_20_Emphasis"><text:span text:style-name="T174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B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96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B1" office:value-type="string">
            <text:p text:style-name="P59"><text:span text:style-name="Strong_20_Emphasis"><text:span text:style-name="T98">At </text:span></text:span><text:span text:style-name="Strong_20_Emphasis"><text:span text:style-name="T119">Users</text:span></text:span><text:span text:style-name="Strong_20_Emphasis"><text:span text:style-name="T101">:</text:span></text:span>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B1" office:value-type="string">
            <text:p text:style-name="P73"><text:span text:style-name="Strong_20_Emphasis"><text:span text:style-name="T105">E</text:span></text:span><text:span text:style-name="Strong_20_Emphasis"><text:span text:style-name="T97">nter your </text:span></text:span><text:span text:style-name="Strong_20_Emphasis"><text:span text:style-name="T119">What is your name</text:span></text:span><text:span text:style-name="Strong_20_Emphasis"><text:span text:style-name="T118"> </text:span></text:span><text:span text:style-name="Definition"><text:span text:style-name="T21">USER</text:span></text:span><text:span text:style-name="Strong_20_Emphasis"><text:span text:style-name="T102">, <text:line-break/></text:span></text:span><text:span text:style-name="Strong_20_Emphasis"><text:span text:style-name="T125">What name do you want to use to log in</text:span></text:span><text:span text:style-name="Strong_20_Emphasis"><text:span text:style-name="T103"> </text:span></text:span><text:span text:style-name="Definition"><text:span text:style-name="T21">USERna</text:span></text:span><text:span text:style-name="Definition"><text:span text:style-name="T22">me</text:span></text:span><text:span text:style-name="Strong_20_Emphasis"><text:span text:style-name="T103">,<text:line-break/></text:span></text:span><text:span text:style-name="Strong_20_Emphasis"><text:span text:style-name="T126">What is the na</text:span></text:span><text:span text:style-name="Strong_20_Emphasis"><text:span text:style-name="T125">me of </text:span></text:span><text:span text:style-name="Strong_20_Emphasis"><text:span text:style-name="T127">this</text:span></text:span><text:span text:style-name="Strong_20_Emphasis"><text:span text:style-name="T125"> computer</text:span></text:span><text:span text:style-name="Definition"><text:span text:style-name="T14"> </text:span></text:span><text:span text:style-name="Definition"><text:span text:style-name="T21">computerna</text:span></text:span><text:span text:style-name="Definition"><text:span text:style-name="T22">me</text:span></text:span><text:span text:style-name="Strong_20_Emphasis"><text:span text:style-name="T103">,<text:line-break/></text:span></text:span><text:span text:style-name="Strong_20_Emphasis"><text:span text:style-name="T104">enter a password twice, and click </text:span></text:span><text:span text:style-name="Strong_20_Emphasis"><text:span text:style-name="T120">Next</text:span></text:span><text:span text:style-name="Strong_20_Emphasis"><text:span text:style-name="T104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B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96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B1" office:value-type="string">
            <text:p text:style-name="P60"><text:span text:style-name="Strong_20_Emphasis"><text:span text:style-name="T53">At </text:span></text:span><text:span text:style-name="Strong_20_Emphasis"><text:span text:style-name="T117">Summary</text:span></text:span><text:span text:style-name="Strong_20_Emphasis"><text:span text:style-name="T53"> check the summary and click </text:span></text:span><text:span text:style-name="Strong_20_Emphasis"><text:span text:style-name="T117">Install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B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04"><text:span text:style-name="Strong_20_Emphasis"><text:span text:style-name="T96"><draw:control text:anchor-type="as-char" draw:z-index="20" draw:name="Vorm 1" draw:style-name="gr1" draw:text-style-name="P110" svg:width="0.35cm" svg:height="0.35cm" draw:control="control21"/></text:span></text:span></text:p>
          </table:table-cell>
          <table:table-cell table:style-name="_32_._5f_Installatie_5f_uitvoeren.B1" office:value-type="string">
            <text:p text:style-name="P43"><text:span text:style-name="T317">At</text:span> <text:span text:style-name="T315">Finish</text:span> click <text:span text:style-name="T316">Done</text:span>.</text:p>
          </table:table-cell>
        </table:table-row>
      </table:table>
      <text:p text:style-name="P27"><text:span text:style-name="Strong_20_Emphasis"><text:span text:style-name="T99"/></text:span></text:p>
      <text:list xml:id="list125705601719087" text:continue-numbering="true" text:style-name="L1">
        <text:list-item>
          <text:p text:style-name="P90"><text:bookmark-start text:name="__RefNumPara__12966_2272496019"/><text:span text:style-name="Strong_20_Emphasis"><text:span text:style-name="T124">Finish installation</text:span></text:span><text:bookmark-end text:name="__RefNumPara__12966_2272496019"/></text:p>
        </text:list-item>
      </text:list>
      <text:p text:style-name="P28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105"><text:span text:style-name="Strong_20_Emphasis"><text:span text:style-name="T96"><draw:control text:anchor-type="as-char" draw:z-index="5" draw:name="Vorm22" draw:style-name="gr1" draw:text-style-name="P110" svg:width="0.35cm" svg:height="0.35cm" draw:control="control6"/></text:span></text:span></text:p>
          </table:table-cell>
          <table:table-cell table:style-name="_33_._5f_Installatie_5f_afronden.B1" office:value-type="string">
            <text:p text:style-name="P61"><text:span text:style-name="Strong_20_Emphasis"><text:span text:style-name="T51">Log in as </text:span></text:span><text:span text:style-name="Definition"><text:span text:style-name="T20">US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B1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><text:span text:style-name="Strong_20_Emphasis"><text:span text:style-name="T137"/></text:span></text:p>
          </table:table-cell>
          <table:table-cell table:style-name="_33_._5f_Installatie_5f_afronden.B1" office:value-type="string">
            <text:p text:style-name="P16"><text:span text:style-name="Strong_20_Emphasis"><text:span text:style-name="T174">Follow the instructions on the </text:span></text:span><text:span text:style-name="Strong_20_Emphasis"><text:span text:style-name="T177">welcome screens</text:span></text:span><text:span text:style-name="Strong_20_Emphasis"><text:span text:style-name="T174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B1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94"><text:span text:style-name="Strong_20_Emphasis"><text:span text:style-name="T96"><draw:control text:anchor-type="as-char" draw:z-index="8" draw:name="Vorm4_1" draw:style-name="gr1" draw:text-style-name="P110" svg:width="0.35cm" svg:height="0.35cm" draw:control="control9"/></text:span></text:span></text:p>
          </table:table-cell>
          <table:table-cell table:style-name="_33_._5f_Installatie_5f_afronden.B1" office:value-type="string">
            <text:p text:style-name="P62"><text:span text:style-name="Strong_20_Emphasis"><text:span text:style-name="T62">Install </text:span></text:span><text:span text:style-name="Strong_20_Emphasis"><text:span text:style-name="T64">pa</text:span></text:span><text:span text:style-name="Strong_20_Emphasis"><text:span text:style-name="T82">ckage</text:span></text:span><text:span text:style-name="Strong_20_Emphasis"><text:span text:style-name="T64"> kz</text:span></text:span><text:span text:style-name="Strong_20_Emphasis"><text:span text:style-name="T64"><text:note text:id="ftn7" text:note-class="footnote"><text:note-citation>1</text:note-citation><text:note-body><text:p text:style-name="P33"><text:span text:style-name="T30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T307">) for installing and managing Debian and Debian based systems like Ubuntu.</text:span></text:p></text:note-body></text:note></text:span></text:span><text:span text:style-name="Strong_20_Emphasis"><text:span text:style-name="T64">: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B1" office:value-type="string">
            <text:p text:style-name="P70"><text:span text:style-name="Strong_20_Emphasis"><text:span text:style-name="T92">T</text:span></text:span><text:span text:style-name="Strong_20_Emphasis"><text:span text:style-name="T70">ype</text:span></text:span><text:span text:style-name="Strong_20_Emphasis"><text:span text:style-name="T71">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72"> </text:span></text:span><text:span text:style-name="Strong_20_Emphasis"><text:span text:style-name="T84">and click the </text:span></text:span><text:span text:style-name="Strong_20_Emphasis"><text:span text:style-name="T108">Terminal</text:span></text:span><text:span text:style-name="Strong_20_Emphasis"><text:span text:style-name="T84"> icon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98"><text:span text:style-name="Strong_20_Emphasis"><text:span text:style-name="T62"/></text:span></text:p>
          </table:table-cell>
          <table:table-cell table:style-name="_33_._5f_Installatie_5f_afronden.B1" office:value-type="string">
            <text:p text:style-name="P71"><text:span text:style-name="T24">Type, or copy and paste, these t</text:span><text:span text:style-name="T26">hree</text:span><text:span text:style-name="T24"> commands, each followed by the</text:span><text:span text:style-name="Strong_20_Emphasis"><text:span text:style-name="T72"> </text:span></text:span><text:span text:style-name="Strong_20_Emphasis"><text:span text:style-name="T66">Enter</text:span></text:span><text:span text:style-name="T24"> key:</text:span></text:p>
          </table:table-cell>
        </table:table-row>
        <table:table-row>
          <table:table-cell table:style-name="_33_._5f_Installatie_5f_afronden.A1" office:value-type="string">
            <text:p text:style-name="P98"/>
          </table:table-cell>
          <table:table-cell table:style-name="_33_._5f_Installatie_5f_afronden.B1" office:value-type="string">
            <text:p text:style-name="P72"><text:span text:style-name="User_20_Entry"><text:span text:style-name="T162">sudo</text:span></text:span><text:span text:style-name="User_20_Entry"><text:span text:style-name="T163"> </text:span></text:span><text:span text:style-name="User_20_Entry"><text:span text:style-name="T16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98"/>
          </table:table-cell>
          <table:table-cell table:style-name="_33_._5f_Installatie_5f_afronden.B1" office:value-type="string">
            <text:p text:style-name="P72"><text:span text:style-name="User_20_Entry"><text:span text:style-name="T163">wget karelzimmer.nl/</text:span></text:span><text:span text:style-name="User_20_Entry"><text:span text:style-name="T165">kz</text:span></text:span></text:p>
          </table:table-cell>
        </table:table-row>
        <table:table-row>
          <table:table-cell table:style-name="_33_._5f_Installatie_5f_afronden.A1" office:value-type="string">
            <text:p text:style-name="P98"/>
          </table:table-cell>
          <table:table-cell table:style-name="_33_._5f_Installatie_5f_afronden.B1" office:value-type="string">
            <text:p text:style-name="P72"><text:span text:style-name="User_20_Entry"><text:span text:style-name="T163">bash </text:span></text:span><text:span text:style-name="User_20_Entry"><text:span text:style-name="T165">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B1" office:value-type="string">
            <text:p text:style-name="P53"><text:span text:style-name="Strong_20_Emphasis"><text:span text:style-name="T7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B1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105"><text:span text:style-name="Strong_20_Emphasis"><text:span text:style-name="T96"><draw:control text:anchor-type="as-char" draw:z-index="6" draw:name="Vorm33" draw:style-name="gr1" draw:text-style-name="P110" svg:width="0.35cm" svg:height="0.35cm" draw:control="control7"/></text:span></text:span></text:p>
          </table:table-cell>
          <table:table-cell table:style-name="_33_._5f_Installatie_5f_afronden.B1" office:value-type="string">
            <text:p text:style-name="P62"><text:span text:style-name="Strong_20_Emphasis"><text:span text:style-name="T7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5"/>
          </table:table-cell>
          <table:table-cell table:style-name="_33_._5f_Installatie_5f_afronden.B1" office:value-type="string">
            <text:p text:style-name="P70"><text:span text:style-name="Strong_20_Emphasis"><text:span text:style-name="T93">T</text:span></text:span><text:span text:style-name="Strong_20_Emphasis"><text:span text:style-name="T77">ype </text:span></text:span><text:span text:style-name="Strong_20_Emphasis"><text:span text:style-name="T112">menu</text:span></text:span><text:span text:style-name="Strong_20_Emphasis"><text:span text:style-name="T77"> and click the </text:span></text:span><text:span text:style-name="Strong_20_Emphasis"><text:span text:style-name="T168">Install</text:span></text:span><text:span text:style-name="Strong_20_Emphasis"><text:span text:style-name="T169">ation</text:span></text:span><text:span text:style-name="Strong_20_Emphasis"><text:span text:style-name="T168"> menu</text:span></text:span><text:span text:style-name="Strong_20_Emphasis"><text:span text:style-name="T77"> icon.</text:span></text:span></text:p>
          </table:table-cell>
        </table:table-row>
        <table:table-row>
          <table:table-cell table:style-name="_33_._5f_Installatie_5f_afronden.A1" office:value-type="string">
            <text:p text:style-name="P105"><text:span text:style-name="Strong_20_Emphasis"><text:span text:style-name="T62"/></text:span></text:p>
          </table:table-cell>
          <table:table-cell table:style-name="_33_._5f_Installatie_5f_afronden.B1" office:value-type="string">
            <text:p text:style-name="P64"><text:span text:style-name="Strong_20_Emphasis"><text:span text:style-name="T75">Se</text:span></text:span><text:span text:style-name="Strong_20_Emphasis"><text:span text:style-name="T87">lect</text:span></text:span><text:span text:style-name="Strong_20_Emphasis"><text:span text:style-name="T75"> </text:span></text:span><text:span text:style-name="Strong_20_Emphasis"><text:span text:style-name="T121">3</text:span></text:span><text:span text:style-name="Strong_20_Emphasis"><text:span text:style-name="T100"> </text:span></text:span><text:span text:style-name="Strong_20_Emphasis"><text:span text:style-name="T122">Finish installatio</text:span></text:span><text:span text:style-name="Strong_20_Emphasis"><text:span text:style-name="T123">n</text:span></text:span><text:span text:style-name="Strong_20_Emphasis"><text:span text:style-name="T76"> </text:span></text:span><text:span text:style-name="Strong_20_Emphasis"><text:span text:style-name="T74">and </text:span></text:span><text:span text:style-name="Strong_20_Emphasis"><text:span text:style-name="T89">click </text:span></text:span><text:span text:style-name="Strong_20_Emphasis"><text:span text:style-name="T114">Continue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105"/>
          </table:table-cell>
          <table:table-cell table:style-name="_33_._5f_Installatie_5f_afronden.B1" office:value-type="string">
            <text:p text:style-name="P55"><text:span text:style-name="Strong_20_Emphasis"><text:span text:style-name="T7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05"/>
          </table:table-cell>
          <table:table-cell table:style-name="_33_._5f_Installatie_5f_afronden.B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106"><text:span text:style-name="Strong_20_Emphasis"><text:span text:style-name="T96"><draw:control text:anchor-type="as-char" draw:z-index="21" draw:name="Vorm 2" draw:style-name="gr1" draw:text-style-name="P110" svg:width="0.35cm" svg:height="0.35cm" draw:control="control22"/></text:span></text:span></text:p>
          </table:table-cell>
          <table:table-cell table:style-name="_33_._5f_Installatie_5f_afronden.B1" office:value-type="string">
            <text:p text:style-name="P66"><text:span text:style-name="T314">Restart</text:span> <text:span text:style-name="T318">the computer.</text:span></text:p>
          </table:table-cell>
        </table:table-row>
      </table:table>
      <text:p text:style-name="P28"><text:span text:style-name="Strong_20_Emphasis"><text:span text:style-name="T51"><text:tab/></text:span></text:span></text:p>
      <text:p text:style-name="P29"><text:span text:style-name="Strong_20_Emphasis"><text:span text:style-name="T73"/></text:span></text:p>
      <text:list xml:id="list125706478769908" text:continue-numbering="true" text:style-name="L1">
        <text:list-item>
          <text:p text:style-name="P89"><text:span text:style-name="Strong_20_Emphasis"><text:span text:style-name="T32">P</text:span></text:span><text:span text:style-name="Strong_20_Emphasis"><text:span text:style-name="T294">rovision user</text:span></text:span></text:p>
        </text:list-item>
      </text:list>
      <text:p text:style-name="P37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107"><text:span text:style-name="Strong_20_Emphasis"><text:span text:style-name="T96"><draw:control text:anchor-type="as-char" draw:z-index="10" draw:name="Vorm36_0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107"><text:span text:style-name="Strong_20_Emphasis"><text:span text:style-name="T96"><draw:control text:anchor-type="as-char" draw:z-index="23" draw:name="Vorm36_ 1" draw:style-name="gr1" draw:text-style-name="P110" svg:width="0.35cm" svg:height="0.35cm" draw:control="control24"/></text:span></text:span></text:p>
          </table:table-cell>
          <table:table-cell table:style-name="Tabel2.C1" office:value-type="string">
            <text:p text:style-name="P23"><text:span text:style-name="Strong_20_Emphasis"><text:span text:style-name="T54">Log in as</text:span></text:span><text:span text:style-name="Strong_20_Emphasis"><text:span text:style-name="T51"> </text:span></text:span><text:span text:style-name="Definition"><text:span text:style-name="T20">USER</text:span></text:span><text:span text:style-name="Strong_20_Emphasis"><text:span text:style-name="T63"><text:note text:id="ftn8" text:note-class="footnote"><text:note-citation>1</text:note-citation><text:note-body><text:p text:style-name="P32"><text:span text:style-name="User_20_Entry"><text:span text:style-name="T172">Login any additional </text:span></text:span><text:span text:style-name="Definition"><text:span text:style-name="T266">USER</text:span></text:span><text:span text:style-name="User_20_Entry"><text:span text:style-name="T173">s </text:span></text:span><text:span text:style-name="User_20_Entry"><text:span text:style-name="T172">and follow the same steps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C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108"><text:span text:style-name="Strong_20_Emphasis"><text:span text:style-name="T96"><draw:control text:anchor-type="as-char" draw:z-index="11" draw:name="Vorm36_2" draw:style-name="gr1" draw:text-style-name="P110" svg:width="0.35cm" svg:height="0.35cm" draw:control="control12"/></text:span></text:span></text:p>
          </table:table-cell>
          <table:table-cell table:style-name="Tabel2.A1" office:value-type="string">
            <text:p text:style-name="P108"><text:span text:style-name="Strong_20_Emphasis"><text:span text:style-name="T96"><draw:control text:anchor-type="as-char" draw:z-index="24" draw:name="Vorm36_ 2" draw:style-name="gr1" draw:text-style-name="P110" svg:width="0.35cm" svg:height="0.35cm" draw:control="control25"/></text:span></text:span></text:p>
          </table:table-cell>
          <table:table-cell table:style-name="Tabel2.C3" office:value-type="string">
            <text:p text:style-name="P24"><text:span text:style-name="Strong_20_Emphasis"><text:span text:style-name="T78">Set up the</text:span></text:span><text:span text:style-name="Strong_20_Emphasis"><text:span text:style-name="T79"> </text:span></text:span><text:span text:style-name="Strong_20_Emphasis"><text:span text:style-name="T91">user</text:span></text:span><text:span text:style-name="Definition"><text:span text:style-name="T312">:</text:span></text:span></text:p>
          </table:table-cell>
        </table:table-row>
        <table:table-row>
          <table:table-cell table:style-name="Tabel2.A1" office:value-type="string">
            <text:p text:style-name="P108"/>
          </table:table-cell>
          <table:table-cell table:style-name="Tabel2.A1" office:value-type="string">
            <text:p text:style-name="P108"/>
          </table:table-cell>
          <table:table-cell table:style-name="Tabel2.C4" office:value-type="string">
            <text:p text:style-name="P26"><text:span text:style-name="Strong_20_Emphasis"><text:span text:style-name="T94">T</text:span></text:span><text:span text:style-name="Strong_20_Emphasis"><text:span text:style-name="T78">ype </text:span></text:span><text:span text:style-name="Strong_20_Emphasis"><text:span text:style-name="T113">menu</text:span></text:span><text:span text:style-name="Strong_20_Emphasis"><text:span text:style-name="T78"> and click on the </text:span></text:span><text:span text:style-name="Strong_20_Emphasis"><text:span text:style-name="T170">Install</text:span></text:span><text:span text:style-name="Strong_20_Emphasis"><text:span text:style-name="T171">ation</text:span></text:span><text:span text:style-name="Strong_20_Emphasis"><text:span text:style-name="T170"> menu</text:span></text:span><text:span text:style-name="Strong_20_Emphasis"><text:span text:style-name="T78"> icon.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C5" office:value-type="string">
            <text:p text:style-name="P25"><text:span text:style-name="Strong_20_Emphasis"><text:span text:style-name="T88">Select</text:span></text:span><text:span text:style-name="Strong_20_Emphasis"><text:span text:style-name="T75"> </text:span></text:span><text:span text:style-name="Strong_20_Emphasis"><text:span text:style-name="T121">4 </text:span></text:span><text:span text:style-name="Strong_20_Emphasis"><text:span text:style-name="T109">Provision user</text:span></text:span><text:span text:style-name="Strong_20_Emphasis"><text:span text:style-name="T76"> </text:span></text:span><text:span text:style-name="Strong_20_Emphasis"><text:span text:style-name="T74">and </text:span></text:span><text:span text:style-name="Strong_20_Emphasis"><text:span text:style-name="T89">click </text:span></text:span><text:span text:style-name="Strong_20_Emphasis"><text:span text:style-name="T114">Continue</text:span></text:span><text:span text:style-name="Strong_20_Emphasis"><text:span text:style-name="T89">.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C6" office:value-type="string">
            <text:p text:style-name="P56"><text:span text:style-name="Strong_20_Emphasis"><text:span text:style-name="T73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C7" office:value-type="string">
            <text:p text:style-name="P56"/>
          </table:table-cell>
        </table:table-row>
        <table:table-row>
          <table:table-cell table:style-name="Tabel2.A1" office:value-type="string">
            <text:p text:style-name="P86"><text:span text:style-name="Strong_20_Emphasis"><text:span text:style-name="T48"><draw:control text:anchor-type="as-char" draw:z-index="22" draw:name="Vorm 3" draw:style-name="gr1" draw:text-style-name="P110" svg:width="0.35cm" svg:height="0.35cm" draw:control="control23"/></text:span></text:span></text:p>
          </table:table-cell>
          <table:table-cell table:style-name="Tabel2.A1" office:value-type="string">
            <text:p text:style-name="P86"><text:span text:style-name="Strong_20_Emphasis"><text:span text:style-name="T48"><draw:control text:anchor-type="as-char" draw:z-index="25" draw:name="Vorm 4" draw:style-name="gr1" draw:text-style-name="P110" svg:width="0.35cm" svg:height="0.35cm" draw:control="control26"/></text:span></text:span></text:p>
          </table:table-cell>
          <table:table-cell table:style-name="Tabel2.C8" office:value-type="string">
            <text:p text:style-name="P67"><text:span text:style-name="T314">Log Out</text:span> <text:span text:style-name="T319">the user.</text:span></text:p>
          </table:table-cell>
        </table:table-row>
      </table:table>
      <text:p text:style-name="P22"><text:span text:style-name="Strong_20_Emphasis"><text:span text:style-name="T80"/></text:span></text:p>
      <text:p text:style-name="P15"/>
      <text:p text:style-name="P15"/>
      <text:p text:style-name="P63"><text:span text:style-name="T184">End of checklist,</text:span><text:span text:style-name="T181"> </text:span><text:span text:style-name="T181"><text:user-field-get text:name="Distro">Debian</text:user-field-get></text:span><text:span text:style-name="T179"><text:s/></text:span><text:span text:style-name="T179"><text:user-field-get text:name="Version">12</text:user-field-get></text:span><text:span text:style-name="Strong_20_Emphasis"><text:span text:style-name="T180"><text:s/></text:span></text:span><text:span text:style-name="Strong_20_Emphasis"><text:span text:style-name="T182">LTS </text:span></text:span><text:span text:style-name="Strong_20_Emphasis"><text:span text:style-name="T183"><text:user-field-get text:name="Edition">desktop</text:user-field-get></text:span></text:span><text:span text:style-name="Strong_20_Emphasis"><text:span text:style-name="T183"><text:s/></text:span></text:span><text:span text:style-name="Strong_20_Emphasis"><text:span text:style-name="T184">installation is complete.</text:span></text:span></text:p>
      <text:p text:style-name="P38"/>
      <text:p text:style-name="P47"><text:span text:style-name="Emphasis"><text:span text:style-name="T297">Written</text:span></text:span><text:span text:style-name="Emphasis"><text:span text:style-name="T295"> </text:span></text:span><text:span text:style-name="Emphasis"><text:span text:style-name="T297">by</text:span></text:span><text:span text:style-name="Emphasis"><text:span text:style-name="T29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5">, </text:span></text:span><text:a xlink:type="simple" xlink:href="https://creativecommons.org/publicdomain/zero/1.0" text:style-name="Internet_20_link" text:visited-style-name="Visited_20_Internet_20_Link"><text:span text:style-name="Emphasis"><text:span text:style-name="T298">CC0 1.0 Universal</text:span></text:span></text:a><text:span text:style-name="Emphasis"><text:span text:style-name="T295">, </text:span></text:span><text:span text:style-name="Strong_20_Emphasis"><text:span text:style-name="T73"><text:user-field-get text:name="Releaseyear">2023</text:user-field-get></text:span></text:span><text:span text:style-name="Strong_20_Emphasis"><text:span text:style-name="T73">-</text:span></text:span><text:span text:style-name="Strong_20_Emphasis"><text:span text:style-name="T73"><text:date style:data-style-name="N10111" text:date-value="2023-05-13T10:11:41.587769854" text:fixed="true">2023</text:date></text:span></text:span><text:span text:style-name="Emphasis"><text:span text:style-name="T2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6-17T12:57:04.798181536">17/06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7T12:57:04.595861209</dc:date>
    <meta:keyword>Installatie</meta:keyword>
    <meta:keyword>Checklist</meta:keyword>
    <meta:keyword>Linux</meta:keyword>
    <meta:editing-cycles>6823</meta:editing-cycles>
    <meta:editing-duration>P12DT1H9M55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645" meta:character-count="3983" meta:non-whitespace-character-count="3369"/>
    <meta:user-defined meta:name="Info 1"/>
    <meta:user-defined meta:name="Info 2"/>
    <meta:user-defined meta:name="Info 3"/>
    <meta:user-defined meta:name="Info 4"/>
  </office:meta>
</office:document-meta>
</file>